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bcGreen" fo:font-size="10pt" fo:font-style="italic" style:font-size-asian="10pt" style:font-style-asian="italic" style:font-size-complex="10pt"/>
    </style:style>
    <style:style style:name="P2" style:family="paragraph" style:parent-style-name="Standard">
      <style:text-properties style:font-name="AbcGreen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bcGreen" fo:font-size="10pt" style:font-size-asian="10pt" style:font-size-complex="10pt"/>
    </style:style>
    <style:style style:name="P4" style:family="paragraph" style:parent-style-name="Standard">
      <style:text-properties style:font-name="AbcGreen"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bcGreen" fo:font-size="10pt" fo:font-weight="bold" style:font-size-asian="10pt" style:font-weight-asian="bold" style:font-size-complex="10pt"/>
    </style:style>
    <style:style style:name="P6" style:family="paragraph" style:parent-style-name="Standard">
      <style:text-properties officeooo:paragraph-rsid="001027f9"/>
    </style:style>
    <style:style style:name="P7" style:family="paragraph" style:parent-style-name="Standard">
      <style:paragraph-properties fo:margin-left="0.501cm" fo:margin-right="0cm" fo:text-indent="0cm" style:auto-text-indent="false"/>
      <style:text-properties style:font-name="AbcGreen" fo:font-size="10pt" style:font-size-asian="10pt" style:font-size-complex="10pt"/>
    </style:style>
    <style:style style:name="P8" style:family="paragraph" style:parent-style-name="Standard">
      <style:paragraph-properties fo:background-color="#ffffff">
        <style:background-image/>
      </style:paragraph-properties>
      <style:text-properties officeooo:paragraph-rsid="001027f9"/>
    </style:style>
    <style:style style:name="P9" style:family="paragraph" style:parent-style-name="Standard">
      <style:paragraph-properties fo:background-color="#ffffff">
        <style:background-image/>
      </style:paragraph-properties>
      <style:text-properties style:font-name="AbcGreen" fo:font-size="10pt" officeooo:rsid="001027f9" officeooo:paragraph-rsid="001027f9" style:font-size-asian="10pt" style:font-size-complex="10pt"/>
    </style:style>
    <style:style style:name="P10" style:family="paragraph" style:parent-style-name="Text_20_body_20_indent">
      <style:text-properties style:font-name="AbcGreen" fo:font-size="10pt" style:font-size-asian="10pt"/>
    </style:style>
    <style:style style:name="P11" style:family="paragraph" style:parent-style-name="Standard">
      <style:paragraph-properties fo:margin-left="0cm" fo:margin-right="0cm" fo:text-indent="1.249cm" style:auto-text-indent="false"/>
      <style:text-properties style:font-name="AbcGreen" fo:font-size="10pt" style:font-size-asian="10pt" style:font-size-complex="10pt"/>
    </style:style>
    <style:style style:name="P12" style:family="paragraph" style:parent-style-name="Heading_20_2" style:list-style-name="WWNum1">
      <style:paragraph-properties fo:text-align="start" style:justify-single-word="false">
        <style:tab-stops>
          <style:tab-stop style:position="0cm"/>
        </style:tab-stops>
      </style:paragraph-properties>
    </style:style>
    <style:style style:name="P13" style:family="paragraph" style:parent-style-name="Title" style:master-page-name="Standard">
      <style:paragraph-properties style:page-number="auto"/>
      <style:text-properties fo:text-transform="uppercase" style:font-name="AbcGreen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style:font-name="AbcGreen" fo:font-size="10pt" style:font-size-asian="10pt"/>
    </style:style>
    <style:style style:name="T2" style:family="text">
      <style:text-properties style:font-name="AbcGreen" fo:font-size="10pt" style:font-size-asian="10pt" style:font-size-complex="10pt"/>
    </style:style>
    <style:style style:name="T3" style:family="text">
      <style:text-properties style:font-name="AbcGreen" fo:font-size="10pt" officeooo:rsid="001027f9" style:font-size-asian="10pt" style:font-size-complex="10pt"/>
    </style:style>
    <style:style style:name="T4" style:family="text">
      <style:text-properties style:font-name="AbcGreen" fo:font-size="10pt" officeooo:rsid="0011fae5" style:font-size-asian="10pt" style:font-size-complex="10pt"/>
    </style:style>
    <style:style style:name="T5" style:family="text">
      <style:text-properties style:font-name="AbcGreen" fo:font-size="10pt" officeooo:rsid="001027f9" style:font-size-asian="10pt"/>
    </style:style>
    <style:style style:name="T6" style:family="text">
      <style:text-properties style:font-name="AbcGreen" fo:font-size="10pt" officeooo:rsid="0011fae5" style:font-size-asian="10pt"/>
    </style:style>
    <style:style style:name="T7" style:family="text">
      <style:text-properties style:font-name="AbcGreen" fo:font-size="10pt" fo:font-weight="normal" style:font-size-asian="10pt" style:font-weight-asian="normal"/>
    </style:style>
    <style:style style:name="T8" style:family="text">
      <style:text-properties style:font-name="AbcGreen" fo:font-size="10pt" fo:font-weight="normal" style:font-size-asian="10pt" style:font-weight-asian="normal" style:font-size-complex="10pt" style:font-weight-complex="bold"/>
    </style:style>
    <style:style style:name="T9" style:family="text">
      <style:text-properties style:font-name="AbcGreen" fo:font-size="10pt" fo:font-style="italic" style:font-size-asian="10pt" style:font-style-asian="italic" style:font-size-complex="10pt" style:font-style-complex="italic"/>
    </style:style>
    <style:style style:name="T10" style:family="text">
      <style:text-properties style:font-name="AbcGreen" fo:font-size="10pt" fo:font-style="italic" officeooo:rsid="001027f9" style:font-size-asian="10pt" style:font-style-asian="italic" style:font-size-complex="10pt" style:font-style-complex="italic"/>
    </style:style>
    <style:style style:name="T11" style:family="text">
      <style:text-properties style:font-name="AbcGreen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arovací smlouva</text:p>
      <text:p text:style-name="P3">uzavřená podle § 2055 a násl. zák. č. 89/2012 Sb., občanský zákoník, ve znění pozdějších předpisů. </text:p>
      <text:p text:style-name="P1"/>
      <text:list xml:id="list6378822743764835050" text:style-name="WWNum1">
        <text:list-item>
          <text:list>
            <text:list-item>
              <text:h text:style-name="P12" text:outline-level="2"><text:span text:style-name="T7">Název strany:<text:tab/><text:tab/></text:span><text:span text:style-name="T1">Česká pirátská strana</text:span><text:span text:style-name="T7"><text:tab/></text:span></text:h>
            </text:list-item>
          </text:list>
        </text:list-item>
      </text:list>
      <text:p text:style-name="P2">Sídlo:<text:tab/><text:tab/><text:tab/>Řehořova 943/19, Praha 3 130 00<text:tab/></text:p>
      <text:p text:style-name="P8"><text:span text:style-name="T2">IČ: <text:tab/><text:tab/><text:tab/></text:span><text:span text:style-name="T3">71339698</text:span></text:p>
      <text:p text:style-name="P9">Zapsána:<text:tab/><text:tab/>v rejstříku stran a hnutí, Ministerstvo vnitra ČR, registrace č. MV-<text:tab/><text:tab/><text:tab/>39553-7/VS-2009</text:p>
      <text:p text:style-name="Standard"><text:span text:style-name="T2">Jednající:<text:tab/><text:tab/></text:span><text:span text:style-name="T3">Ing. Lukáš Černohorský, </text:span><text:span text:style-name="T2">předseda</text:span></text:p>
      <text:p text:style-name="Standard"><text:span text:style-name="T2">Číslo účtu:<text:tab/><text:tab/></text:span><text:span text:style-name="T3">2100048174/2010</text:span><text:span text:style-name="T2"> </text:span></text:p>
      <text:p text:style-name="Standard"><text:span text:style-name="T9">dále jen "</text:span><text:span text:style-name="T10">obdarovaný</text:span><text:span text:style-name="T9">"</text:span></text:p>
      <text:p text:style-name="P2"/>
      <text:p text:style-name="P2">a</text:p>
      <text:p text:style-name="P2"/>
      <text:p text:style-name="P6"><text:span text:style-name="T8">Název strany:<text:tab/> <text:s text:c="10"/></text:span><text:span text:style-name="T11">Strana zelených</text:span></text:p>
      <text:p text:style-name="P2">Sídlo: <text:tab/><text:tab/><text:tab/>Senovážné náměstí 994/2, 110 00 Praha 1</text:p>
      <text:p text:style-name="P2">IČ: <text:tab/><text:tab/><text:tab/>00409740</text:p>
      <text:p text:style-name="P2">Zapsána:<text:tab/><text:tab/>v rejstříku stran a hnutí, Ministerstvo vnitra ČR, registrace č. AVS/1-<text:tab/><text:tab/><text:tab/>260/90 </text:p>
      <text:p text:style-name="P2">Jednající:<text:tab/><text:tab/>Tomáš Průša, 3. místopředseda</text:p>
      <text:p text:style-name="Standard"><text:span text:style-name="T9">dále jen "</text:span><text:span text:style-name="T10">dárce</text:span><text:span text:style-name="T9">"</text:span></text:p>
      <text:p text:style-name="P2"/>
      <text:p text:style-name="Text_20_body_20_indent"><text:span text:style-name="T1">1. <text:s/>Dárce touto smlouvou daruje obdarovanému peněžitou částku ve výši </text:span><text:span text:style-name="T6">19 500</text:span><text:span text:style-name="T5"> Kč </text:span><text:span text:style-name="T1">s tím, že dar je účelově vázán na činnost obdarovaného podle jeho stanov ve smyslu zákona č. 424/1991 Sb., o sdružování v politických stranách a v politických hnutích. <text:line-break/>Dar je určen jako příjem organizační jednotky: Strana zelených a je účelově vázán na </text:span><text:span text:style-name="T5">Komunální</text:span><text:span text:style-name="T1"> kampaň spojenou s volbami ohlášenými na 10. – 11. 10. 2014 </text:span><text:span text:style-name="T5">ve městě Prostějově</text:span></text:p>
      <text:p text:style-name="P10"/>
      <text:p text:style-name="P10">2. Vlastnictví darované peněžní částky přechází na obdarovaného dnem okamžikem připsání na jeho bankovní účet. Tímto dnem přecházejí i veškerá práva s darovanou peněžní částkou spojená, veškeré užitky, nebezpečí a povinnosti. </text:p>
      <text:p text:style-name="P10"/>
      <text:p text:style-name="P10">3. V záměru jít příkladem v otevřenosti a transparentnosti veřejných institucí upozorňuje obdarovaný dárce, že hodlá zveřejňovat původ svých příjmů včetně této smlouvy, což dárce bere na vědomí a souhlasí s tím. </text:p>
      <text:p text:style-name="P10"/>
      <text:p text:style-name="Text_20_body_20_indent"><text:span text:style-name="T5">4</text:span><text:span text:style-name="T1">. Dárce je oprávněn na základě poskytnutého daru uplatnit postup dle zákona č. 586/1992 Sb., o daních z příjmů, dle kterého lze od základu daně odečíst hodnotu poskytnutého daru.</text:span></text:p>
      <text:p text:style-name="P10"/>
      <text:p text:style-name="Text_20_body_20_indent"><text:span text:style-name="T5">5</text:span><text:span text:style-name="T1">. Tato smlouva je vyhotovena ve </text:span><text:span text:style-name="T5">2</text:span><text:span text:style-name="T1"> stejnopisech, z nichž </text:span><text:span text:style-name="T5">jeden</text:span><text:span text:style-name="T1"> obdrží dárce a jeden obdarovaný.</text:span></text:p>
      <text:p text:style-name="P10"/>
      <text:p text:style-name="Text_20_body_20_indent"><text:span text:style-name="T5">6</text:span><text:span text:style-name="T1">. Smluvní strany prohlašují, že tuto smlouvu uzavírají ze své svobodné a vážné vůle.</text:span></text:p>
      <text:p text:style-name="P10"/>
      <text:p text:style-name="P7"/>
      <text:p text:style-name="Standard"><text:span text:style-name="T2">V Praze dne </text:span><text:span text:style-name="T4">07.08</text:span><text:span text:style-name="T3">.2014</text:span><text:span text:style-name="T2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 text:c="17"/>dárce <text:s text:c="78"/><text:tab/>obdarovan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Garamond" fo:font-family="Garamond" style:font-family-generic="roman" style:font-pitch="variable"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indent="-0.501cm" style:auto-text-indent="false"/>
      <style:text-properties style:font-name="Times New Roman" fo:font-family="'Times New Roman'" style:font-family-generic="roman" style:font-pitch="variable" style:font-size-complex="10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PalmSprings" fo:font-family="PalmSprings" style:font-family-generic="roman" style:font-pitch="variable" fo:font-size="16pt" style:text-underline-style="solid" style:text-underline-width="auto" style:text-underline-color="font-color" style:font-size-asian="16pt" style:font-size-complex="10pt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Nadpis1_20_centered" style:display-name="Nadpis1 centered" style:family="paragraph" style:parent-style-name="Heading_20_1" style:default-outline-level="">
      <style:paragraph-properties fo:text-align="center" style:justify-single-word="false"/>
      <style:text-properties style:font-name="Frutiger CE 55" fo:font-family="'Frutiger CE 55'" style:font-family-generic="roman" style:font-pitch="variable" style:font-size-complex="2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2" style:display-name="Standardní písmo odstavce2" style:family="text"/>
    <style:style style:name="Standardní_20_písmo_20_odstavce1" style:display-name="Standardní písmo odstavce1" style:family="text"/>
    <style:style style:name="annotation_20_reference" style:display-name="annotation reference" style:family="text">
      <style:text-properties fo:font-size="9pt" style:font-size-asian="9pt" style:font-size-complex="9pt"/>
    </style:style>
    <style:style style:name="Text_20_komentáře_20_Char" style:display-name="Text komentáře Char" style:family="text">
      <style:text-properties style:font-name="Garamond" fo:font-family="Garamond" style:font-family-generic="roman" style:font-pitch="variable" fo:font-size="12pt" fo:language="cs" fo:country="CZ" style:font-size-asian="12pt" style:language-asian="ar" style:country-asian="SA" style:font-size-complex="12pt"/>
    </style:style>
    <style:style style:name="Předmět_20_komentáře_20_Char" style:display-name="Předmět komentáře Char" style:family="text">
      <style:text-properties style:font-name="Garamond" fo:font-family="Garamond" style:font-family-generic="roman" style:font-pitch="variable" fo:font-size="12pt" fo:language="cs" fo:country="CZ" fo:font-weight="bold" style:font-size-asian="12pt" style:language-asian="ar" style:country-asian="SA" style:font-weight-asian="bold" style:font-size-complex="12pt" style:font-weight-complex="bold"/>
    </style:style>
    <style:style style:name="Text_20_bubliny_20_Char" style:display-name="Text bubliny Char" style:family="text">
      <style:text-properties style:font-name="Lucida Grande" fo:font-family="'Lucida Grande'" style:font-family-generic="roman" style:font-pitch="variable" fo:font-size="9pt" fo:language="cs" fo:country="CZ" style:font-size-asian="9pt" style:language-asian="ar" style:country-asian="SA" style:font-name-complex="Lucida Grande1" style:font-family-complex="'Lucida Grande'" style:font-family-generic-complex="system" style:font-pitch-complex="variable" style:font-size-complex="9pt"/>
    </style:style>
    <style:style style:name="Nadpis_20_2_20_Char" style:display-name="Nadpis 2 Char" style:family="text">
      <style:text-properties fo:font-size="12pt" fo:language="cs" fo:country="CZ" fo:font-weight="bold" style:font-size-asian="12pt" style:language-asian="ar" style:country-asian="SA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rovací smlouva</dc:title>
    <meta:initial-creator>Tobias </meta:initial-creator>
    <dc:creator>Tobias </dc:creator>
    <meta:editing-cycles>4</meta:editing-cycles>
    <meta:print-date>2014-10-14T19:12:50.408677226</meta:print-date>
    <meta:creation-date>2014-10-14T18:54:18.594597719</meta:creation-date>
    <dc:date>2014-10-23T13:33:10.173683716</dc:date>
    <meta:editing-duration>PT5M38S</meta:editing-duration>
    <meta:generator>LibreOffice/4.2.6.3$Linux_X86_64 LibreOffice_project/420m0$Build-3</meta:generator>
    <meta:printed-by>Tobias </meta:printed-by>
    <meta:document-statistic meta:table-count="0" meta:image-count="0" meta:object-count="0" meta:page-count="1" meta:paragraph-count="24" meta:word-count="289" meta:character-count="2005" meta:non-whitespace-character-count="1601"/>
    <meta:user-defined meta:name="AppVersion">14.0000</meta:user-defined>
    <meta:user-defined meta:name="Company">Strana zelený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arovaci-smlouva_Pirati-MiPo" xlink:href=""/>
  </office:meta>
</office:document-meta>
</file>